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sm</text:p>
          </table:table-cell>
          <table:table-cell office:value-type="string" calcext:value-type="string">
            <text:p>No_of_testcases</text:p>
          </table:table-cell>
          <table:table-cell office:value-type="string" calcext:value-type="string">
            <text:p>No_of_threads</text:p>
          </table:table-cell>
          <table:table-cell office:value-type="string" calcext:value-type="string">
            <text:p>Total CPU</text:p>
          </table:table-cell>
          <table:table-cell office:value-type="string" calcext:value-type="string">
            <text:p>Total GPU</text:p>
          </table:table-cell>
          <table:table-cell office:value-type="string" calcext:value-type="string">
            <text:p>Execution GPU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.24610768" calcext:value-type="float">
            <text:p>2.24610768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0.68449353" calcext:value-type="float">
            <text:p>0.68449353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0.4874747" calcext:value-type="float">
            <text:p>0.4874747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0.45056293" calcext:value-type="float">
            <text:p>0.45056293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1" calcext:value-type="float">
            <text:p>1</text:p>
          </table:table-cell>
          <table:table-cell office:value-type="float" office:value="1355.97847588" calcext:value-type="float">
            <text:p>1355.97847588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4" calcext:value-type="float">
            <text:p>4</text:p>
          </table:table-cell>
          <table:table-cell office:value-type="float" office:value="403.97496878" calcext:value-type="float">
            <text:p>403.97496878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8" calcext:value-type="float">
            <text:p>8</text:p>
          </table:table-cell>
          <table:table-cell office:value-type="float" office:value="297.73212846" calcext:value-type="float">
            <text:p>297.73212846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32" calcext:value-type="float">
            <text:p>32</text:p>
          </table:table-cell>
          <table:table-cell office:value-type="float" office:value="170.66889792" calcext:value-type="float">
            <text:p>170.66889792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03905106" calcext:value-type="float">
            <text:p>0.03905106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1752598" calcext:value-type="float">
            <text:p>0.01752598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0.01321744" calcext:value-type="float">
            <text:p>0.01321744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.27719374" calcext:value-type="float">
            <text:p>0.27719374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.14379067" calcext:value-type="float">
            <text:p>0.14379067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.0627984900000001" calcext:value-type="float">
            <text:p>0.06279849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0.03513856" calcext:value-type="float">
            <text:p>0.03513856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  <table:table-cell office:value-type="float" office:value="0.58313565" calcext:value-type="float">
            <text:p>0.58313565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1" calcext:value-type="float">
            <text:p>1</text:p>
          </table:table-cell>
          <table:table-cell office:value-type="float" office:value="3740.71825047" calcext:value-type="float">
            <text:p>3740.71825047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4" calcext:value-type="float">
            <text:p>4</text:p>
          </table:table-cell>
          <table:table-cell office:value-type="float" office:value="1345.23203548" calcext:value-type="float">
            <text:p>1345.23203548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8" calcext:value-type="float">
            <text:p>8</text:p>
          </table:table-cell>
          <table:table-cell office:value-type="float" office:value="887.98869361" calcext:value-type="float">
            <text:p>887.98869361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32" calcext:value-type="float">
            <text:p>32</text:p>
          </table:table-cell>
          <table:table-cell office:value-type="float" office:value="418.30907389" calcext:value-type="float">
            <text:p>418.30907389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31827295" calcext:value-type="float">
            <text:p>0.31827295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0.0766437199999999" calcext:value-type="float">
            <text:p>0.07664372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0.04548905" calcext:value-type="float">
            <text:p>0.04548905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0.1999458" calcext:value-type="float">
            <text:p>0.1999458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26043316" calcext:value-type="float">
            <text:p>0.26043316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0.10402374" calcext:value-type="float">
            <text:p>0.10402374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0.05490089" calcext:value-type="float">
            <text:p>0.05490089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0.0524947900000001" calcext:value-type="float">
            <text:p>0.05249479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3218218" calcext:value-type="float">
            <text:p>0.03218218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01193933" calcext:value-type="float">
            <text:p>0.01193933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930147" calcext:value-type="float">
            <text:p>0.00930147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11930146" calcext:value-type="float">
            <text:p>0.11930146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1603839" calcext:value-type="float">
            <text:p>0.01603839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011329" calcext:value-type="float">
            <text:p>0.011329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929448" calcext:value-type="float">
            <text:p>0.00929448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.62104275" calcext:value-type="float">
            <text:p>1.62104275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1" calcext:value-type="float">
            <text:p>1</text:p>
          </table:table-cell>
          <table:table-cell office:value-type="float" office:value="25.21496136" calcext:value-type="float">
            <text:p>25.21496136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4" calcext:value-type="float">
            <text:p>4</text:p>
          </table:table-cell>
          <table:table-cell office:value-type="float" office:value="9.28628773" calcext:value-type="float">
            <text:p>9.28628773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8" calcext:value-type="float">
            <text:p>8</text:p>
          </table:table-cell>
          <table:table-cell office:value-type="float" office:value="5.80587795" calcext:value-type="float">
            <text:p>5.80587795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32" calcext:value-type="float">
            <text:p>32</text:p>
          </table:table-cell>
          <table:table-cell office:value-type="float" office:value="4.14910514" calcext:value-type="float">
            <text:p>4.14910514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1389705" calcext:value-type="float">
            <text:p>0.01389705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.01127931" calcext:value-type="float">
            <text:p>0.01127931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918137" calcext:value-type="float">
            <text:p>0.00918137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.45721946" calcext:value-type="float">
            <text:p>0.45721946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.38099641" calcext:value-type="float">
            <text:p>5.38099641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2.18908145" calcext:value-type="float">
            <text:p>2.18908145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8" calcext:value-type="float">
            <text:p>8</text:p>
          </table:table-cell>
          <table:table-cell office:value-type="float" office:value="1.2966754" calcext:value-type="float">
            <text:p>1.2966754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32" calcext:value-type="float">
            <text:p>32</text:p>
          </table:table-cell>
          <table:table-cell office:value-type="float" office:value="0.79983637" calcext:value-type="float">
            <text:p>0.79983637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088517" calcext:value-type="float">
            <text:p>0.0088517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0771257" calcext:value-type="float">
            <text:p>0.00771257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00671593" calcext:value-type="float">
            <text:p>0.00671593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835204620000001" calcext:value-type="float">
            <text:p>0.83520462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1" calcext:value-type="float">
            <text:p>1</text:p>
          </table:table-cell>
          <table:table-cell office:value-type="float" office:value="10601.55028107" calcext:value-type="float">
            <text:p>10601.55028107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4" calcext:value-type="float">
            <text:p>4</text:p>
          </table:table-cell>
          <table:table-cell office:value-type="float" office:value="2934.35064316" calcext:value-type="float">
            <text:p>2934.35064316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8" calcext:value-type="float">
            <text:p>8</text:p>
          </table:table-cell>
          <table:table-cell office:value-type="float" office:value="1819.2571691" calcext:value-type="float">
            <text:p>1819.2571691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32" calcext:value-type="float">
            <text:p>32</text:p>
          </table:table-cell>
          <table:table-cell office:value-type="float" office:value="925.6380048" calcext:value-type="float">
            <text:p>925.6380048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040564" calcext:value-type="float">
            <text:p>0.01040564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.00826987" calcext:value-type="float">
            <text:p>0.00826987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703161" calcext:value-type="float">
            <text:p>0.00703161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0.46805676" calcext:value-type="float">
            <text:p>0.46805676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4147597" calcext:value-type="float">
            <text:p>0.04147597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.01540698" calcext:value-type="float">
            <text:p>0.01540698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1181719" calcext:value-type="float">
            <text:p>0.01181719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0.30075823" calcext:value-type="float">
            <text:p>0.30075823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2562542" calcext:value-type="float">
            <text:p>0.02562542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.00918554" calcext:value-type="float">
            <text:p>0.00918554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00828661000000001" calcext:value-type="float">
            <text:p>0.00828661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0.0490306500000001" calcext:value-type="float">
            <text:p>0.04903065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1" calcext:value-type="float">
            <text:p>1</text:p>
          </table:table-cell>
          <table:table-cell office:value-type="float" office:value="69155.16498585" calcext:value-type="float">
            <text:p>69155.16498585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4" calcext:value-type="float">
            <text:p>4</text:p>
          </table:table-cell>
          <table:table-cell office:value-type="float" office:value="24395.17606998" calcext:value-type="float">
            <text:p>24395.17606998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8" calcext:value-type="float">
            <text:p>8</text:p>
          </table:table-cell>
          <table:table-cell office:value-type="float" office:value="13010.27902848" calcext:value-type="float">
            <text:p>13010.27902848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32" calcext:value-type="float">
            <text:p>32</text:p>
          </table:table-cell>
          <table:table-cell office:value-type="float" office:value="5666.5813185" calcext:value-type="float">
            <text:p>5666.5813185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1" calcext:value-type="float">
            <text:p>1</text:p>
          </table:table-cell>
          <table:table-cell office:value-type="float" office:value="8418.39004803" calcext:value-type="float">
            <text:p>8418.39004803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4" calcext:value-type="float">
            <text:p>4</text:p>
          </table:table-cell>
          <table:table-cell office:value-type="float" office:value="2779.79151804" calcext:value-type="float">
            <text:p>2779.79151804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8" calcext:value-type="float">
            <text:p>8</text:p>
          </table:table-cell>
          <table:table-cell office:value-type="float" office:value="1784.50906695" calcext:value-type="float">
            <text:p>1784.50906695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32" calcext:value-type="float">
            <text:p>32</text:p>
          </table:table-cell>
          <table:table-cell office:value-type="float" office:value="853.26315773" calcext:value-type="float">
            <text:p>853.26315773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" calcext:value-type="float">
            <text:p>1</text:p>
          </table:table-cell>
          <table:table-cell office:value-type="float" office:value="15858.6016211" calcext:value-type="float">
            <text:p>15858.6016211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4" calcext:value-type="float">
            <text:p>4</text:p>
          </table:table-cell>
          <table:table-cell office:value-type="float" office:value="5085.55341051" calcext:value-type="float">
            <text:p>5085.55341051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8" calcext:value-type="float">
            <text:p>8</text:p>
          </table:table-cell>
          <table:table-cell office:value-type="float" office:value="3117.27657294" calcext:value-type="float">
            <text:p>3117.27657294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32" calcext:value-type="float">
            <text:p>32</text:p>
          </table:table-cell>
          <table:table-cell office:value-type="float" office:value="1484.93255401" calcext:value-type="float">
            <text:p>1484.93255401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0.74005847" calcext:value-type="float">
            <text:p>0.74005847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0.30767676" calcext:value-type="float">
            <text:p>0.30767676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</text:p>
          </table:table-cell>
          <table:table-cell office:value-type="float" office:value="0.17568087" calcext:value-type="float">
            <text:p>0.17568087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32" calcext:value-type="float">
            <text:p>32</text:p>
          </table:table-cell>
          <table:table-cell office:value-type="float" office:value="0.09815428" calcext:value-type="float">
            <text:p>0.09815428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1" calcext:value-type="float">
            <text:p>1</text:p>
          </table:table-cell>
          <table:table-cell office:value-type="float" office:value="1028.95280053" calcext:value-type="float">
            <text:p>1028.95280053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4" calcext:value-type="float">
            <text:p>4</text:p>
          </table:table-cell>
          <table:table-cell office:value-type="float" office:value="293.15973106" calcext:value-type="float">
            <text:p>293.15973106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8" calcext:value-type="float">
            <text:p>8</text:p>
          </table:table-cell>
          <table:table-cell office:value-type="float" office:value="214.8689658" calcext:value-type="float">
            <text:p>214.8689658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32" calcext:value-type="float">
            <text:p>32</text:p>
          </table:table-cell>
          <table:table-cell office:value-type="float" office:value="122.7823456" calcext:value-type="float">
            <text:p>122.7823456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4:02:45.039211911</meta:creation-date>
    <dc:date>2018-06-25T14:03:12.970108030</dc:date>
    <meta:editing-duration>PT28S</meta:editing-duration>
    <meta:editing-cycles>1</meta:editing-cycles>
    <meta:document-statistic meta:table-count="1" meta:cell-count="534" meta:object-count="0"/>
    <meta:generator>LibreOffice/5.1.6.2$Linux_X86_64 LibreOffice_project/10m0$Build-2</meta:generator>
  </office:meta>
</office:document-meta>
</file>